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F6000003CA1B1E7D9F5CDD84C2.png" manifest:media-type="image/png"/>
  <manifest:file-entry manifest:full-path="Pictures/10000001000006F6000003CA44CAD1E3BBB68447.png" manifest:media-type="image/png"/>
  <manifest:file-entry manifest:full-path="Pictures/10000001000006F6000003CA70D75828B49F56D5.png" manifest:media-type="image/png"/>
  <manifest:file-entry manifest:full-path="Pictures/10000001000006F6000003CA3A3B6983FEC7C8B4.png" manifest:media-type="image/png"/>
  <manifest:file-entry manifest:full-path="Pictures/10000001000006B800000377CF3E72F240CD94DD.png" manifest:media-type="image/png"/>
  <manifest:file-entry manifest:full-path="Pictures/10000001000006B8000003AAABB16F2CD5217B7B.png" manifest:media-type="image/png"/>
  <manifest:file-entry manifest:full-path="Pictures/10000001000006B8000003AA80683AB3E23A2AE7.png" manifest:media-type="image/png"/>
  <manifest:file-entry manifest:full-path="Pictures/100000010000069F0000032A05B26F2C44B25C45.png" manifest:media-type="image/png"/>
  <manifest:file-entry manifest:full-path="Pictures/10000001000006B8000003AAE77EC147723325DF.png" manifest:media-type="image/png"/>
  <manifest:file-entry manifest:full-path="Pictures/100000010000069F0000032A9EEFD8E41736F3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c3b4" officeooo:paragraph-rsid="001cc3b4"/>
    </style:style>
    <style:style style:name="P2" style:family="paragraph" style:parent-style-name="Standard">
      <style:text-properties officeooo:rsid="002077b3" officeooo:paragraph-rsid="002077b3"/>
    </style:style>
    <style:style style:name="P3" style:family="paragraph" style:parent-style-name="Standard">
      <style:text-properties style:text-underline-style="solid" style:text-underline-width="auto" style:text-underline-color="font-color" officeooo:rsid="002077b3" officeooo:paragraph-rsid="002077b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<draw:frame draw:style-name="fr1" draw:name="Imagen1" text:anchor-type="char" svg:width="17.59cm" svg:height="8.405cm" draw:z-index="0"><draw:image xlink:href="Pictures/100000010000069F0000032A9EEFD8E41736F30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2" text:anchor-type="char" svg:width="17.59cm" svg:height="8.405cm" draw:z-index="1"><draw:image xlink:href="Pictures/100000010000069F0000032A05B26F2C44B25C45.png" xlink:type="simple" xlink:show="embed" xlink:actuate="onLoad" draw:mime-type="image/png"/></draw:frame>P</text:p>
      <text:p text:style-name="P1"><draw:frame draw:style-name="fr1" draw:name="Imagen3" text:anchor-type="char" svg:width="17.59cm" svg:height="9.592cm" draw:z-index="2"><draw:image xlink:href="Pictures/10000001000006B8000003AAABB16F2CD5217B7B.png" xlink:type="simple" xlink:show="embed" xlink:actuate="onLoad" draw:mime-type="image/png"/></draw:frame><text:soft-page-break/>k</text:p>
      <text:p text:style-name="P1"/>
      <text:p text:style-name="P1"><draw:frame draw:style-name="fr1" draw:name="Imagen4" text:anchor-type="char" svg:width="17.59cm" svg:height="9.592cm" draw:z-index="3"><draw:image xlink:href="Pictures/10000001000006B8000003AA80683AB3E23A2AE7.png" xlink:type="simple" xlink:show="embed" xlink:actuate="onLoad" draw:mime-type="image/png"/></draw:frame></text:p>
      <text:p text:style-name="P1"/>
      <text:p text:style-name="P1"/>
      <text:p text:style-name="P1">k</text:p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n5" text:anchor-type="char" svg:width="17.59cm" svg:height="9.592cm" draw:z-index="4"><draw:image xlink:href="Pictures/10000001000006B8000003AAE77EC147723325DF.png" xlink:type="simple" xlink:show="embed" xlink:actuate="onLoad" draw:mime-type="image/png"/></draw:frame>kkkk</text:p>
      <text:p text:style-name="P1"/>
      <text:p text:style-name="P1"/>
      <text:p text:style-name="P1"><draw:frame draw:style-name="fr1" draw:name="Imagen6" text:anchor-type="char" svg:width="17.59cm" svg:height="9.07cm" draw:z-index="5"><draw:image xlink:href="Pictures/10000001000006B800000377CF3E72F240CD94DD.png" xlink:type="simple" xlink:show="embed" xlink:actuate="onLoad" draw:mime-type="image/png"/></draw:frame>p</text:p>
      <text:p text:style-name="P1"/>
      <text:p text:style-name="P1"/>
      <text:p text:style-name="P1"/>
      <text:p text:style-name="P1"/>
      <text:p text:style-name="P1"><draw:frame draw:style-name="fr1" draw:name="Imagen7" text:anchor-type="char" svg:width="17.59cm" svg:height="9.574cm" draw:z-index="6"><draw:image xlink:href="Pictures/10000001000006F6000003CA70D75828B49F56D5.png" xlink:type="simple" xlink:show="embed" xlink:actuate="onLoad" draw:mime-type="image/png"/></draw:frame><text:soft-page-break/>ll</text:p>
      <text:p text:style-name="P1"/>
      <text:p text:style-name="P1"><draw:frame draw:style-name="fr1" draw:name="Imagen8" text:anchor-type="char" svg:width="17.59cm" svg:height="9.574cm" draw:z-index="7"><draw:image xlink:href="Pictures/10000001000006F6000003CA44CAD1E3BBB68447.png" xlink:type="simple" xlink:show="embed" xlink:actuate="onLoad" draw:mime-type="image/png"/></draw:frame>ll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9" text:anchor-type="char" svg:width="17.59cm" svg:height="9.574cm" draw:z-index="8"><draw:image xlink:href="Pictures/10000001000006F6000003CA1B1E7D9F5CDD84C2.png" xlink:type="simple" xlink:show="embed" xlink:actuate="onLoad" draw:mime-type="image/png"/></draw:frame><text:soft-page-break/></text:p>
      <text:p text:style-name="P1">ññ</text:p>
      <text:p text:style-name="P1"/>
      <text:p text:style-name="P2">8</text:p>
      <text:p text:style-name="P2"/>
      <text:p text:style-name="P3"><draw:frame draw:style-name="fr1" draw:name="Imagen10" text:anchor-type="char" svg:width="17.59cm" svg:height="9.574cm" draw:z-index="9"><draw:image xlink:href="Pictures/10000001000006F6000003CA3A3B6983FEC7C8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19:13:58.127989984</meta:creation-date>
    <meta:editing-duration>PT2H4M30S</meta:editing-duration>
    <meta:editing-cycles>3</meta:editing-cycles>
    <meta:generator>LibreOffice/7.3.7.2$Linux_X86_64 LibreOffice_project/30$Build-2</meta:generator>
    <dc:date>2025-08-29T11:41:05.432054905</dc:date>
    <meta:document-statistic meta:table-count="0" meta:image-count="10" meta:object-count="0" meta:page-count="5" meta:paragraph-count="9" meta:word-count="9" meta:character-count="15" meta:non-whitespace-character-count="15"/>
  </office:meta>
</office:document-meta>
</file>